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#include &lt;stdio.h&gt;</text:p>
      <text:p text:style-name="PreformattedText">#include &lt;pthread.h&gt;</text:p>
      <text:p text:style-name="PreformattedText">#include &lt;semaphore.h&gt;</text:p>
      <text:p text:style-name="PreformattedText">#include &lt;unistd.h&gt;</text:p>
      <text:p text:style-name="PreformattedText"/>
      <text:p text:style-name="PreformattedText">#define READERS 3 <text:s/>// Number of reader threads</text:p>
      <text:p text:style-name="PreformattedText">#define WRITERS 2 <text:s/>// Number of writer threads</text:p>
      <text:p text:style-name="PreformattedText"/>
      <text:p text:style-name="PreformattedText">// Shared variables</text:p>
      <text:p text:style-name="PreformattedText">sem_t readLock;</text:p>
      <text:p text:style-name="PreformattedText">sem_t writeLock;</text:p>
      <text:p text:style-name="PreformattedText">int readCount = 0;</text:p>
      <text:p text:style-name="PreformattedText"/>
      <text:p text:style-name="PreformattedText">void* reader(void* arg) {</text:p>
      <text:p text:style-name="PreformattedText"><text:s text:c="4"/>int reader_id = *(int*)arg;</text:p>
      <text:p text:style-name="PreformattedText"><text:s text:c="4"/></text:p>
      <text:p text:style-name="PreformattedText"><text:s text:c="4"/>while(1) { <text:s/>// Continuous reading</text:p>
      <text:p text:style-name="PreformattedText"><text:s text:c="8"/>sem_wait(&amp;readLock);</text:p>
      <text:p text:style-name="PreformattedText"><text:s text:c="8"/>readCount++;</text:p>
      <text:p text:style-name="PreformattedText"><text:s text:c="8"/>if (readCount == 1) {</text:p>
      <text:p text:style-name="PreformattedText"><text:s text:c="12"/>sem_wait(&amp;writeLock); <text:s/>// First reader acquires writeLock</text:p>
      <text:p text:style-name="PreformattedText"><text:s text:c="8"/>}</text:p>
      <text:p text:style-name="PreformattedText"><text:s text:c="8"/>sem_post(&amp;readLock);</text:p>
      <text:p text:style-name="PreformattedText"><text:s text:c="8"/></text:p>
      <text:p text:style-name="PreformattedText"><text:s text:c="8"/>// Reading section</text:p>
      <text:p text:style-name="PreformattedText"><text:s text:c="8"/>printf("Reader %d is READING\n", reader_id + 1);</text:p>
      <text:p text:style-name="PreformattedText"><text:s text:c="8"/>sleep(1); <text:s/>// Simulate reading time</text:p>
      <text:p text:style-name="PreformattedText"><text:s text:c="8"/>printf("Reader %d has FINISHED READING\n", reader_id + 1);</text:p>
      <text:p text:style-name="PreformattedText"><text:s text:c="8"/></text:p>
      <text:p text:style-name="PreformattedText"><text:s text:c="8"/>// Releasing section</text:p>
      <text:p text:style-name="PreformattedText"><text:s text:c="8"/>sem_wait(&amp;readLock);</text:p>
      <text:p text:style-name="PreformattedText"><text:s text:c="8"/>readCount--;</text:p>
      <text:p text:style-name="PreformattedText"><text:s text:c="8"/>if (readCount == 0) {</text:p>
      <text:p text:style-name="PreformattedText"><text:s text:c="12"/>sem_post(&amp;writeLock); <text:s/>// Last reader releases writeLock</text:p>
      <text:p text:style-name="PreformattedText"><text:s text:c="8"/>}</text:p>
      <text:p text:style-name="PreformattedText"><text:s text:c="8"/>sem_post(&amp;readLock);</text:p>
      <text:p text:style-name="PreformattedText"><text:s text:c="8"/></text:p>
      <text:p text:style-name="PreformattedText"><text:s text:c="8"/>sleep(2); <text:s/>// Wait before next read</text:p>
      <text:p text:style-name="PreformattedText"><text:s text:c="4"/>}</text:p>
      <text:p text:style-name="PreformattedText"><text:s text:c="4"/>return NULL;</text:p>
      <text:p text:style-name="PreformattedText">}</text:p>
      <text:p text:style-name="PreformattedText"/>
      <text:p text:style-name="PreformattedText">void* writer(void* arg) {</text:p>
      <text:p text:style-name="PreformattedText"><text:s text:c="4"/>int writer_id = *(int*)arg;</text:p>
      <text:p text:style-name="PreformattedText"><text:s text:c="4"/></text:p>
      <text:p text:style-name="PreformattedText"><text:s text:c="4"/>while(1) { <text:s/>// Continuous writing</text:p>
      <text:p text:style-name="PreformattedText"><text:s text:c="8"/>sem_wait(&amp;writeLock); <text:s/>// Writer needs exclusive access</text:p>
      <text:p text:style-name="PreformattedText"><text:s text:c="8"/></text:p>
      <text:p text:style-name="PreformattedText"><text:s text:c="8"/>printf("Writer %d is WRITING\n", writer_id + 1);</text:p>
      <text:p text:style-name="PreformattedText"><text:s text:c="8"/>sleep(2); <text:s/>// Simulate writing time</text:p>
      <text:p text:style-name="PreformattedText"><text:s text:c="8"/>printf("Writer %d has finished WRITING\n", writer_id + 1);</text:p>
      <text:p text:style-name="PreformattedText"><text:s text:c="8"/></text:p>
      <text:p text:style-name="PreformattedText"><text:s text:c="8"/>sem_post(&amp;writeLock);</text:p>
      <text:p text:style-name="PreformattedText"><text:s text:c="8"/></text:p>
      <text:p text:style-name="PreformattedText"><text:s text:c="8"/>sleep(3); <text:s/>// Wait before next write</text:p>
      <text:p text:style-name="PreformattedText"><text:s text:c="4"/>}</text:p>
      <text:p text:style-name="PreformattedText"><text:s text:c="4"/>return NULL;</text:p>
      <text:p text:style-name="PreformattedText">}</text:p>
      <text:p text:style-name="PreformattedText"/>
      <text:p text:style-name="PreformattedText">int main() {</text:p>
      <text:p text:style-name="PreformattedText"><text:s text:c="4"/>pthread_t readers[READERS], writers[WRITERS];</text:p>
      <text:p text:style-name="PreformattedText"><text:s text:c="4"/>int readerIds[READERS], writerIds[WRITERS];</text:p>
      <text:p text:style-name="PreformattedText"><text:s text:c="4"/></text:p>
      <text:p text:style-name="PreformattedText"><text:s text:c="4"/>// Initialize semaphores</text:p>
      <text:p text:style-name="PreformattedText"><text:s text:c="4"/>sem_init(&amp;readLock, 0, 1);</text:p>
      <text:p text:style-name="PreformattedText"><text:s text:c="4"/>sem_init(&amp;writeLock, 0, 1);</text:p>
      <text:p text:style-name="PreformattedText"><text:s text:c="4"/></text:p>
      <text:p text:style-name="PreformattedText"><text:s text:c="4"/>// Create reader threads</text:p>
      <text:p text:style-name="PreformattedText"><text:s text:c="4"/>for (int i = 0; i &lt; READERS; i++) {</text:p>
      <text:p text:style-name="PreformattedText"><text:s text:c="8"/>readerIds[i] = i;</text:p>
      <text:p text:style-name="PreformattedText"><text:s text:c="8"/>pthread_create(&amp;readers[i], NULL, reader, &amp;readerIds[i]);</text:p>
      <text:p text:style-name="PreformattedText"><text:s text:c="8"/>usleep(100); <text:s/>// Small delay between thread creation</text:p>
      <text:p text:style-name="PreformattedText"><text:s text:c="4"/>}</text:p>
      <text:p text:style-name="PreformattedText"><text:s text:c="4"/></text:p>
      <text:p text:style-name="PreformattedText"><text:s text:c="4"/>// Create writer threads</text:p>
      <text:p text:style-name="PreformattedText"><text:s text:c="4"/>for (int i = 0; i &lt; WRITERS; i++) {</text:p>
      <text:p text:style-name="PreformattedText"><text:s text:c="8"/>writerIds[i] = i;</text:p>
      <text:p text:style-name="PreformattedText"><text:s text:c="8"/>pthread_create(&amp;writers[i], NULL, writer, &amp;writerIds[i]);</text:p>
      <text:p text:style-name="PreformattedText"><text:s text:c="8"/>usleep(100); <text:s/>// Small delay between thread creation</text:p>
      <text:p text:style-name="PreformattedText"><text:s text:c="4"/>}</text:p>
      <text:p text:style-name="PreformattedText"><text:s text:c="4"/></text:p>
      <text:p text:style-name="PreformattedText"><text:s text:c="4"/>// Wait for threads to finish (they run indefinitely in this case)</text:p>
      <text:p text:style-name="PreformattedText"><text:s text:c="4"/>for (int i = 0; i &lt; READERS; i++) {</text:p>
      <text:p text:style-name="PreformattedText"><text:s text:c="8"/>pthread_join(readers[i], NULL);</text:p>
      <text:p text:style-name="PreformattedText"><text:s text:c="4"/>}</text:p>
      <text:p text:style-name="PreformattedText"><text:s text:c="4"/>for (int i = 0; i &lt; WRITERS; i++) {</text:p>
      <text:p text:style-name="PreformattedText"><text:s text:c="8"/>pthread_join(writers[i], NULL);</text:p>
      <text:p text:style-name="PreformattedText"><text:s text:c="4"/>}</text:p>
      <text:p text:style-name="PreformattedText"><text:s text:c="4"/></text:p>
      <text:p text:style-name="PreformattedText"><text:s text:c="4"/>// Clean up semaphores (not reached in this case)</text:p>
      <text:p text:style-name="PreformattedText"><text:s text:c="4"/>sem_destroy(&amp;readLock);</text:p>
      <text:p text:style-name="PreformattedText"><text:s text:c="4"/>sem_destroy(&amp;writeLock);</text:p>
      <text:p text:style-name="PreformattedText"><text:s text:c="4"/></text:p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7:00Z</meta:creation-date>
    <dc:date>2024-11-18T13:37:00Z</dc:date>
    <meta:template xlink:href="Normal" xlink:type="simple"/>
    <meta:editing-cycles>2</meta:editing-cycles>
    <meta:editing-duration>PT0S</meta:editing-duration>
    <meta:document-statistic meta:page-count="3" meta:paragraph-count="5" meta:word-count="392" meta:character-count="2626" meta:row-count="18" meta:non-whitespace-character-count="2239"/>
  </office:meta>
</office:document-meta>
</file>